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1.2811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7354in" fo:break-before="auto" style:use-optimal-row-height="false"/>
    </style:style>
    <style:style style:name="ro8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alignment before DIY update</text:p>
          </table:table-cell>
          <table:table-cell table:style-name="ce6" office:value-type="float" office:value="3">
            <text:p>3.00</text:p>
          </table:table-cell>
          <table:table-cell table:style-name="ce11" office:value-type="string">
            <text:p>fixed alignment of changes assigned to gagan and deepika and committed it to cvc and created a doc file of all the changes that i had made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3">
          <table:table-cell table:style-name="ce2" office:value-type="string">
            <text:p>Clients issue</text:p>
          </table:table-cell>
          <table:table-cell table:style-name="ce6" office:value-type="float" office:value="2">
            <text:p>2.00</text:p>
          </table:table-cell>
          <table:table-cell table:style-name="ce11" office:value-type="string">
            <text:p>analyze the problem that client was facing during the publish process and reproduce 9 scenarios in my local system and mailed all the 9 scenarios with error message and submit it to snehal.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4">
          <table:table-cell table:style-name="ce2" office:value-type="string">
            <text:p>DIY update</text:p>
          </table:table-cell>
          <table:table-cell table:style-name="ce6" office:value-type="float" office:value="2">
            <text:p>2.00</text:p>
          </table:table-cell>
          <table:table-cell table:style-name="ce11" office:value-type="string">
            <text:p>updated file by file all controllers,helpers,models,views on DIY .there was a problem when i have updated models folder and so i have updated the old model folder to keep the server start.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9"/>
          <table:table-cell table:style-name="ce18" table:number-columns-repeated="1018"/>
        </table:table-row>
        <table:table-row table:style-name="ro5">
          <table:table-cell table:style-name="ce2" office:value-type="string">
            <text:p>testing on DIY</text:p>
          </table:table-cell>
          <table:table-cell table:style-name="ce6" office:value-type="float" office:value="2">
            <text:p>2.00</text:p>
          </table:table-cell>
          <table:table-cell table:style-name="ce11" office:value-type="string">
            <text:p>tested all the issues on DIY server after update and solved the normal issues that occours as a result of DIY update 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9"/>
          <table:table-cell table:style-name="ce18" table:number-columns-repeated="1018"/>
        </table:table-row>
        <table:table-row table:style-name="ro6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20" table:number-columns-repeated="1019"/>
        </table:table-row>
        <table:table-row table:style-name="ro7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number-columns-repeated="1019"/>
        </table:table-row>
        <table:table-row table:style-name="ro8">
          <table:table-cell table:style-name="ce4" table:number-columns-repeated="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 table:number-rows-repeated="1048564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4">01/24/2012</text:date>, <text:time>20:1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2-01-24T20:10:00</dc:date>
    <meta:editing-cycles>237</meta:editing-cycles>
    <meta:editing-duration>P25DT17H16M43S</meta:editing-duration>
    <meta:generator>BrOffice.org/3.3$Linux OpenOffice.org_project/330m20$Build-9567</meta:generator>
    <meta:document-statistic meta:table-count="1" meta:cell-count="21" meta:object-count="0"/>
  </office:meta>
</office:document-meta>
</file>